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1C0000001E07D4A3A17467A37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FreeSans" fo:font-size="12pt" fo:font-weight="normal" officeooo:rsid="0016aabe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FreeSans" fo:font-size="12pt" fo:font-weight="normal" officeooo:rsid="00440aff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Field" text:anchor-type="paragraph" svg:x="11.264cm" svg:y="0.926cm" svg:width="3.732cm" svg:height="3.999cm" draw:z-index="0"><draw:image xlink:href="Pictures/100000000000001C0000001E07D4A3A17467A370.png" xlink:type="simple" xlink:show="embed" xlink:actuate="onLoad" loext:mime-type="image/png"/></draw:frame><text:bookmark text:name="docs-internal-guid-fa3addfe-7fff-f7f3-31f5-3ffb320072a9"/>${data},${dynamic.field}, , <text:text-input text:description="">${htmlField}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6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21T14:28:35.407742176</meta:creation-date>
    <dc:date>2022-06-30T16:14:36.536406439</dc:date>
    <meta:editing-duration>PT2H10M45S</meta:editing-duration>
    <meta:editing-cycles>37</meta:editing-cycles>
    <meta:generator>LibreOffice/6.4.7.2$Linux_X86_64 LibreOffice_project/40$Build-2</meta:generator>
    <meta:document-statistic meta:table-count="0" meta:image-count="1" meta:object-count="0" meta:page-count="1" meta:paragraph-count="1" meta:word-count="5" meta:character-count="42" meta:non-whitespace-character-count="40"/>
  </office:meta>
</office:document-meta>
</file>